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0916d" officeooo:paragraph-rsid="0000916d" style:font-size-asian="18pt" style:font-size-complex="18pt"/>
    </style:style>
    <style:style style:name="P2" style:family="paragraph" style:parent-style-name="Text_20_body">
      <style:paragraph-properties fo:text-align="justify" style:justify-single-word="false"/>
      <style:text-properties fo:font-size="13pt" officeooo:rsid="0000916d" officeooo:paragraph-rsid="0000916d" style:font-size-asian="13pt" style:font-size-complex="13pt"/>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rsid="0000916d" officeooo:paragraph-rsid="000091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olodko Miháy élete és munkássága</text:p>
      <text:p text:style-name="P1"/>
      <text:p text:style-name="P2">Kolodko Mihály egy tehetséges és sokoldalú művész, akinek munkássága különleges és figyelemre méltó a kortárs szobrászat világában. Kolodko Mihály 1978-ban született a kárpátaljai Ungváron. Az ukrajnai származású művész élete és munkássága során olyan műalkotásokat hozott létre, amelyek nemcsak művészeti értékkel bírnak, hanem társadalmi és történelmi jelentőséggel is. Kolodko szobrai a köztereken, a múzeumokban és a magángyűjteményekben egyaránt megtalálhatóak, és mindig új megvilágításba helyezik a mindennapi élet mozzanatait.</text:p>
      <text:p text:style-name="P3">Kolodko művészeti képzése a kárpátaljai művészeti főiskolán kezdődött, majd tanulmányait folytatta a lembergi (Lviv) Politechnikai Egyetemen. Karrierje kezdetén főleg hagyományos szobrászattal foglalkozott, de hamarosan rájött, hogy a miniszobrok készítése az ő igazi szenvedélye. Ezen a területen különleges tehetséggel bírt, és munkái hamarosan elnyerték a közönség és a műkritikusok elismerését is.</text:p>
      <text:p text:style-name="P3">Kolodko miniszobrai kis méretük ellenére hatalmas hatással bírnak. Ezek az alkotások általában bronzból készülnek, és olyan helyeken találhatóak, ahol az emberek váratlanul találkozhatnak velük, például hidakon, parkokban vagy épületek falain. Kolodko célja ezekkel a szobrokkal, hogy örömöt és elgondolkodtatást hozzon az emberek mindennapjaiba. A művész gyakran reflektál a társadalmi és történelmi eseményekre, és olyan szimbolikus alakokat ábrázol, mint a híres magyar költő, Petőfi Sándor vagy a II. világháború hősei.</text:p>
      <text:p text:style-name="P3">Egyik legismertebb munkája a budapesti várnegyedben található Columbo szobor, amely a híres amerikai televíziós detektív, Columbo és kutyája, Basset tiszteletére készült. Kolodko humorérzéke és kreativitása nyilvánvalóan megmutatkozik ebben az alkotásban, amely nagy népszerűségnek örvend a turisták és a helyiek körében egyaránt.</text:p>
      <text:p text:style-name="P3">Kolodko művészeti tevékenységének másik fontos része a közösségi művészet. Szobrai gyakran interaktívak, és a közönséget is bevonják az alkotás folyamatába. A művész hisz abban, hogy a művészetnek közösségi és társadalmi szerepe is van, és szobrai révén hozzájárul a közösségi tudatosság és a kulturális örökség megőrzéséhez.</text:p>
      <text:p text:style-name="P3">Kolodko Mihály munkásságának jelentőségét nemcsak a hazai, hanem a nemzetközi művészeti közösség is elismeri. Szobrai nemcsak Magyarországon, hanem számos európai országban is megtalálhatóak, például Ukrajnában, Szlovákiában és Lengyelországban is. A művész számos díjat és elismerést kapott munkáiért, és továbbra is aktívan tevékenykedik a művészeti életben.</text:p>
      <text:p text:style-name="P3">Kolodko Mihály élete és munkássága példaként szolgálhat arra, hogy a művészet hogyan képes összekapcsolni az embereket és megörökíteni a történelmi és kulturális értékeket. Munkái nemcsak esztétikai élményt nyújtanak, hanem mélyebb gondolatokat és érzelmeket is közvetítenek. A művész szenvedélye és elkötelezettsége a szobrászat iránt inspiráló, és művei révén továbbra is hatást gyakorol a művészeti világra és a közönségre egyaránt.</text:p>
      <text:p text:style-name="P4">Forrásgyüjtemény:</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u" fo:country="H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u" fo:country="H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6T20:19:06.290000000</meta:creation-date>
    <dc:date>2025-02-16T20:28:13.073000000</dc:date>
    <meta:editing-duration>PT9M7S</meta:editing-duration>
    <meta:editing-cycles>1</meta:editing-cycles>
    <meta:document-statistic meta:table-count="0" meta:image-count="0" meta:object-count="0" meta:page-count="1" meta:paragraph-count="9" meta:word-count="381" meta:character-count="2958" meta:non-whitespace-character-count="2586"/>
    <meta:generator>LibreOffice/24.2.5.2$Windows_X86_64 LibreOffice_project/bffef4ea93e59bebbeaf7f431bb02b1a39ee8a59</meta:generator>
  </office:meta>
</office:document-meta>
</file>